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Lohit Hindi1" svg:font-family="'Lohit Hindi'" style:font-pitch="variable"/>
    <style:font-face style:name="Lucida Sans Unicode" svg:font-family="'Lucida Sans Unicode'" style:font-pitch="variable"/>
    <style:font-face style:name="Rubik" svg:font-family="Rubik"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Regular"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2" style:family="paragraph" style:parent-style-name="UrbanBody">
      <style:text-properties style:font-name="Arial2" fo:font-size="10.5pt" style:font-size-asian="10.5pt" style:font-size-complex="10.5pt"/>
    </style:style>
    <style:style style:name="P3" style:family="paragraph" style:parent-style-name="UrbanBody">
      <style:paragraph-properties fo:text-align="end" style:justify-single-word="false"/>
      <style:text-properties style:font-name="Arial2" fo:font-size="10.5pt" officeooo:rsid="001dc90b" officeooo:paragraph-rsid="00292575" style:font-size-asian="10.5pt" style:font-size-complex="10.5pt"/>
    </style:style>
    <style:style style:name="P4" style:family="paragraph" style:parent-style-name="UrbanBody">
      <style:paragraph-properties fo:text-align="justify" style:justify-single-word="false"/>
      <style:text-properties style:font-name="Arial2" fo:font-size="10.5pt" style:font-size-asian="10.5pt" style:font-size-complex="10.5pt"/>
    </style:style>
    <style:style style:name="P5" style:family="paragraph" style:parent-style-name="UrbanBody">
      <style:paragraph-properties fo:text-align="justify" style:justify-single-word="false"/>
      <style:text-properties style:font-name="Arial2" fo:font-size="10.5pt" officeooo:paragraph-rsid="00254598" style:font-size-asian="10.5pt" style:font-size-complex="10.5pt"/>
    </style:style>
    <style:style style:name="P6" style:family="paragraph" style:parent-style-name="UrbanBody">
      <style:paragraph-properties fo:text-align="justify" style:justify-single-word="false"/>
      <style:text-properties style:font-name="Arial2" fo:font-size="10.5pt" officeooo:rsid="001beed8" officeooo:paragraph-rsid="00215c28" style:font-size-asian="10.5pt" style:font-size-complex="10.5pt"/>
    </style:style>
    <style:style style:name="P7" style:family="paragraph" style:parent-style-name="UrbanBody">
      <style:paragraph-properties fo:text-align="justify" style:justify-single-word="false"/>
      <style:text-properties style:font-name="Arial2" fo:font-size="10.5pt" officeooo:rsid="001beed8" officeooo:paragraph-rsid="001beed8" style:font-size-asian="10.5pt" style:font-size-complex="10.5pt"/>
    </style:style>
    <style:style style:name="P8" style:family="paragraph" style:parent-style-name="UrbanBody">
      <style:text-properties style:font-name="Arial2" fo:font-size="10.5pt" style:font-size-asian="9.14999961853027pt" style:font-size-complex="10.5pt"/>
    </style:style>
    <style:style style:name="P9" style:family="paragraph" style:parent-style-name="UrbanBody">
      <style:text-properties style:font-name="Arial2" fo:font-size="10.5pt" fo:font-weight="normal" style:font-size-asian="10.5pt" style:font-weight-asian="normal" style:font-size-complex="10.5pt" style:font-weight-complex="normal"/>
    </style:style>
    <style:style style:name="P10" style:family="paragraph" style:parent-style-name="UrbanBody">
      <style:text-properties style:font-name="Arial2" fo:font-size="9pt" officeooo:paragraph-rsid="0024c33e" style:font-size-asian="9pt" style:font-size-complex="9pt"/>
    </style:style>
    <style:style style:name="P11" style:family="paragraph" style:parent-style-name="UrbanBody">
      <style:paragraph-properties fo:text-align="justify" style:justify-single-word="false"/>
      <style:text-properties style:text-line-through-style="none" style:text-line-through-type="none" style:font-name="Arial2" fo:font-size="10.5pt" style:font-size-asian="10.5pt" style:font-size-complex="10.5pt"/>
    </style:style>
    <style:style style:name="P12" style:family="paragraph" style:parent-style-name="UrbanTitle">
      <style:text-properties style:font-name="Arial2" fo:font-size="14pt" style:font-size-asian="14pt" style:font-size-complex="14pt"/>
    </style:style>
    <style:style style:name="P13" style:family="paragraph" style:parent-style-name="UrbanTitle">
      <style:paragraph-properties fo:text-align="start" style:justify-single-word="false"/>
      <style:text-properties style:font-name="Arial2" fo:font-size="10.5pt" style:text-underline-style="none" fo:font-weight="normal" style:font-size-asian="9.14999961853027pt" style:font-weight-asian="normal" style:font-size-complex="10.5pt" style:font-weight-complex="normal"/>
    </style:style>
    <style:style style:name="P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text-underline-style="none" fo:font-weight="normal" style:font-style-asian="normal" style:font-weight-asian="normal" style:font-weight-complex="normal"/>
    </style:style>
    <style:style style:name="T3" style:family="text">
      <style:text-properties fo:font-weight="bold" style:font-weight-asian="bold" style:font-weight-complex="bold"/>
    </style:style>
    <style:style style:name="T4" style:family="text">
      <style:text-properties style:text-line-through-style="none" style:text-line-through-type="none"/>
    </style:style>
    <style:style style:name="T5" style:family="text">
      <style:text-properties style:text-line-through-style="none" style:text-line-through-type="none" officeooo:rsid="00215c28"/>
    </style:style>
    <style:style style:name="T6" style:family="text">
      <style:text-properties style:text-line-through-style="none" style:text-line-through-type="none" officeooo:rsid="00254598"/>
    </style:style>
    <style:style style:name="T7" style:family="text">
      <style:text-properties officeooo:rsid="001b2579"/>
    </style:style>
    <style:style style:name="T8" style:family="text">
      <style:text-properties officeooo:rsid="001c8461"/>
    </style:style>
    <style:style style:name="T9" style:family="text">
      <style:text-properties officeooo:rsid="00215c28"/>
    </style:style>
    <style:style style:name="T10" style:family="text">
      <style:text-properties officeooo:rsid="0022de2e"/>
    </style:style>
    <style:style style:name="T11" style:family="text">
      <style:text-properties officeooo:rsid="00362119"/>
    </style:style>
    <style:style style:name="T12" style:family="text">
      <style:text-properties officeooo:rsid="00254598"/>
    </style:style>
    <style:style style:name="T13"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draw:fill="none" draw:fill-color="#ffffff" fo:padding="0cm" fo:border="none" style:shadow="none" draw:shadow-opacity="1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2" text:anchor-type="page" text:anchor-page-number="1" svg:x="2cm" svg:y="2cm" svg:width="7.128cm" draw:z-index="0">
        <draw:text-box fo:min-height="5.226cm">
          <text:p text:style-name="P1"><office:annotation><dc:creator>Gauthier Bastien</dc:creator><dc:date>2011-01-13T14:56:41</dc:date><text:p text:style-name="P14"><text:span text:style-name="T13">do text</text:span></text:p><text:p text:style-name="P14"><text:span text:style-name="T13">from document(at=header, format='odt')</text:span></text:p></office:annotation><text:span text:style-name="T1">Import depuis header.odt</text:span></text:p>
        </draw:text-box>
      </draw:frame>
      <text:p text:style-name="P3"><text:text-input text:description="">tool.getCityName()</text:text-input>, le <text:span text:style-name="T2"><text:text-input text:description="Délivré à xxx le xxx">tool.formatDate(urbanEventObj.getEventDate())</text:text-input></text:span></text:p>
      <text:p text:style-name="P2"/>
      <text:p text:style-name="P2"/>
      <text:p text:style-name="P2"/>
      <text:p text:style-name="P2"/>
      <text:p text:style-name="P2"/>
      <text:p text:style-name="P2"/>
      <text:p text:style-name="P2"/>
      <text:p text:style-name="P2"/>
      <text:p text:style-name="P2"/>
      <text:p text:style-name="P2"/>
      <text:p text:style-name="P2"/>
      <text:p text:style-name="P8"/>
      <text:p text:style-name="P13"/>
      <text:p text:style-name="P12">Récépissé de dépôt d'une demande de permis <text:span text:style-name="T9">unique</text:span></text:p>
      <text:p text:style-name="P13"/>
      <text:p text:style-name="P9"/>
      <text:p text:style-name="P10">Agent traitant: <text:span text:style-name="T11"><text:text-input text:description="">self.getFoldermanagers()[0].getName2()</text:text-input></text:span><text:span text:style-name="T11"><text:s/></text:span><text:span text:style-name="T11"><text:text-input text:description="">self.getFoldermanagers()[0].getName1()</text:text-input></text:span></text:p>
      <text:p text:style-name="P2"><office:annotation><dc:creator>Gauthier Bastien</dc:creator><dc:date>2011-01-13T14:56:41</dc:date><text:p text:style-name="P14"><text:span text:style-name="T13">do text</text:span></text:p><text:p text:style-name="P14"><text:span text:style-name="T13">from document(at=reference, format='odt')</text:span></text:p></office:annotation><text:span text:style-name="T1">Import depuis reference.odt</text:span></text:p>
      <text:p text:style-name="P4"/>
      <text:p text:style-name="P4">Je soussigné,</text:p>
      <text:p text:style-name="P4"/>
      <text:p text:style-name="P5">mandaté par <text:span text:style-name="T7">la Commune</text:span> de <text:text-input text:description="">tool.getCityName()</text:text-input>, conformément aux dispositions <text:span text:style-name="T9">du Code de l'Environnement</text:span>,</text:p>
      <text:p text:style-name="P4"/>
      <text:p text:style-name="P4">certifie que <text:span text:style-name="T3"><text:text-input text:description="Signalétique des demandeurs">self.getApplicantsSignaletic()</text:text-input></text:span></text:p>
      <text:p text:style-name="P4"/>
      <text:p text:style-name="P4"><office:annotation><dc:creator>bleybaert</dc:creator><dc:date>2018-07-16T14:51:32.451127513</dc:date><loext:sender-initials>ble</loext:sender-initials><text:p text:style-name="P14"><text:span text:style-name="T14">do text if self.hasSingleApplicant()</text:span></text:p><text:p text:style-name="P14"><text:span text:style-name="T14"/></text:p></office:annotation>propriétaire de la <text:span text:style-name="T12">ou des </text:span>parcelle<text:span text:style-name="T12">s</text:span> (terrain ou bâtiment), située<text:span text:style-name="T12">(s)</text:span>: <text:text-input text:description="Lieu des travaux">self.getWorkLocationSignaletic()</text:text-input><text:s/>et inscrite<text:span text:style-name="T12">(s)</text:span> au cadastre, <text:text-input text:description="Détails des parcelles">licence_view.get_parcels()</text:text-input><text:s/><text:span text:style-name="T4">a déposé un dossier relatif à une demande de permis </text:span><text:span text:style-name="T5">unique</text:span><text:span text:style-name="T4"> ayant pour objet "</text:span><text:span text:style-name="T4"><text:text-input text:description="Objet du permis">self.getLicenceSubject()</text:text-input></text:span><text:span text:style-name="T4">".</text:span></text:p>
      <text:p text:style-name="P5"><text:span text:style-name="T4"><office:annotation><dc:creator>bleybaert</dc:creator><dc:date>2018-07-16T15:11:33.959193648</dc:date><loext:sender-initials>ble</loext:sender-initials><text:p text:style-name="P14"><text:span text:style-name="T14">do text if self.hasMultipleApplicants()</text:span></text:p></office:annotation></text:span><text:span text:style-name="T4">propriétaire</text:span><text:span text:style-name="T6">s</text:span><text:span text:style-name="T4"> de la </text:span><text:span text:style-name="T6">ou des </text:span><text:span text:style-name="T4">parcelle</text:span><text:span text:style-name="T6">s</text:span><text:span text:style-name="T4"> (terrain ou bâtiment), située</text:span><text:span text:style-name="T6">(s)</text:span><text:span text:style-name="T4">: </text:span><text:span text:style-name="T4"><text:text-input text:description="Lieu des travaux">self.getWorkLocationSignaletic()</text:text-input></text:span><text:span text:style-name="T4"><text:s/>et inscrite</text:span><text:span text:style-name="T6">(s)</text:span><text:span text:style-name="T4"> au cadastre, </text:span><text:span text:style-name="T4"><text:text-input text:description="Détails des parcelles">licence_view.get_parcels()</text:text-input></text:span><text:span text:style-name="T4"><text:s/></text:span><text:span text:style-name="T6">ont</text:span><text:span text:style-name="T4"> déposé un dossier relatif à une demande de permis </text:span><text:span text:style-name="T5">unique</text:span><text:span text:style-name="T4"> ayant pour objet "</text:span><text:span text:style-name="T4"><text:text-input text:description="Objet du permis">self.getLicenceSubject()</text:text-input></text:span><text:span text:style-name="T4">".</text:span></text:p>
      <text:p text:style-name="P11"/>
      <text:p text:style-name="P6">Dans les <text:span text:style-name="T10">3</text:span> jours <text:span text:style-name="T10">ouvrables</text:span> de la présente, votre dossier <text:span text:style-name="T9">sera transmis à la DGO3 ainsi qu'à la DGO4 qui vous communiqueront </text:span>la complétude du dossier ou le <text:span text:style-name="T8">relevé</text:span> des pièces manquantes.</text:p>
      <text:p text:style-name="P7"/>
      <text:p text:style-name="P7">Le présent document ne signifie nullement que le dossier déposé est considéré comme complet et n'a nullement valeur d'accusé de réception au sens de l'article D.IV.33. du CoDT ou des Arrêtés d'exécutions relatifs au permis d'environnement.</text:p>
      <text:p text:style-name="P4"/>
      <text:p text:style-name="P4"/>
      <text:p text:style-name="P2"><text:text-input text:description="Délivré à xxx le xxx">urbanEventObj.getFormattedDate(forDelivery=True)</text:text-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Lohit Hindi1" svg:font-family="'Lohit Hindi'" style:font-pitch="variable"/>
    <style:font-face style:name="Lucida Sans Unicode" svg:font-family="'Lucida Sans Unicode'" style:font-pitch="variable"/>
    <style:font-face style:name="Rubik" svg:font-family="Rubik"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Regular"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fo:font-size="10.5pt" style:font-size-asian="10.5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Arial1" fo:font-family="Arial" style:font-style-name="Gras" style:font-family-generic="swiss"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0.5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Text_20_body"/>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9-07-27T10:37:25</meta:creation-date>
    <dc:date>2019-05-07T15:34:44.152869652</dc:date>
    <dc:language>fr-FR</dc:language>
    <meta:editing-cycles>113</meta:editing-cycles>
    <meta:editing-duration>PT12H30M32S</meta:editing-duration>
    <dc:creator>bleybaert</dc:creator>
    <meta:document-statistic meta:table-count="0" meta:image-count="0" meta:object-count="0" meta:page-count="1" meta:paragraph-count="13" meta:word-count="202" meta:character-count="1442" meta:non-whitespace-character-count="1285"/>
    <meta:user-defined meta:name="Info 1"/>
    <meta:user-defined meta:name="Info 2"/>
    <meta:user-defined meta:name="Info 3"/>
    <meta:user-defined meta:name="Info 4"/>
  </office:meta>
</office:document-meta>
</file>